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paragraph-rsid="001b8702"/>
    </style:style>
    <style:style style:name="P2" style:family="paragraph" style:parent-style-name="Standard">
      <style:text-properties fo:font-size="18pt" fo:language="fr" fo:country="FR" officeooo:rsid="001b8702" officeooo:paragraph-rsid="001b8702" style:font-size-asian="18pt" style:font-size-complex="18pt"/>
    </style:style>
    <style:style style:name="P3" style:family="paragraph" style:parent-style-name="Standard">
      <style:text-properties fo:font-size="18pt" fo:language="fr" fo:country="FR" officeooo:rsid="001f3065" officeooo:paragraph-rsid="001f3065" style:font-size-asian="18pt" style:font-size-complex="18pt"/>
    </style:style>
    <style:style style:name="P4" style:family="paragraph" style:parent-style-name="Standard">
      <style:text-properties fo:font-size="18pt" fo:language="fr" fo:country="FR" officeooo:rsid="0024c444" officeooo:paragraph-rsid="0024c444" style:font-size-asian="18pt" style:font-size-complex="18pt"/>
    </style:style>
    <style:style style:name="P5" style:family="paragraph" style:parent-style-name="Standard">
      <style:text-properties fo:font-size="18pt" fo:language="fr" fo:country="FR" officeooo:rsid="0024df9d" officeooo:paragraph-rsid="0024df9d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76b4"/>
    </style:style>
    <style:style style:name="T3" style:family="text">
      <style:text-properties fo:font-size="18pt" fo:font-weight="bold" officeooo:rsid="001b8702" style:font-size-asian="18pt" style:font-weight-asian="bold" style:font-size-complex="18pt" style:font-weight-complex="bold"/>
    </style:style>
    <style:style style:name="T4" style:family="text">
      <style:text-properties fo:font-size="18pt" officeooo:rsid="001b8702" style:font-size-asian="18pt" style:font-size-complex="18pt"/>
    </style:style>
    <style:style style:name="T5" style:family="text">
      <style:text-properties officeooo:rsid="0026dc39"/>
    </style:style>
    <style:style style:name="T6" style:family="text">
      <style:text-properties officeooo:rsid="00281697"/>
    </style:style>
    <style:style style:name="T7" style:family="text">
      <style:text-properties officeooo:rsid="0029b1fe"/>
    </style:style>
    <style:style style:name="T8" style:family="text">
      <style:text-properties officeooo:rsid="002b346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De:</text:span><text:span text:style-name="T4"> benjamin.gaymay@epitech.eu</text:span></text:p>
      <text:p text:style-name="P2"><text:span text:style-name="T1">Envoyé:</text:span> jeudi 23 février 2018 04:04</text:p>
      <text:p text:style-name="P2"><text:span text:style-name="T1">À:</text:span> ‘enzo.petitpierre@epitech.eu’</text:p>
      <text:p text:style-name="P2"><text:span text:style-name="T1">Objet:</text:span> <text:span text:style-name="T8">Investissement personnel</text:span></text:p>
      <text:p text:style-name="P2"/>
      <text:p text:style-name="P2">Bonjour,</text:p>
      <text:p text:style-name="P4"/>
      <text:p text:style-name="P5">Comme indiqué dans <text:span text:style-name="T6">mon</text:span> dernier mail, j’ai <text:span text:style-name="T6">pu observer </text:span>une <text:span text:style-name="T6"><text:s/>régression importante quant à votre investissement au sein de notre société.</text:span> Ce comportement ne peut être toléré ; <text:span text:style-name="T6">je me vois donc obligé, pour la seconde fois, de vous demander de faire preuve de sérieux</text:span>. Considér<text:span text:style-name="T6">ez</text:span> ce mail comme un avertissement de ma part.</text:p>
      <text:p text:style-name="P5"/>
      <text:p text:style-name="P5">N’oubliez pas que nous sommes une équipe <text:span text:style-name="T7">et que la rigueur de chacun est indispensable</text:span> au développement d’H<text:span text:style-name="T5">EXAGLOBE</text:span>.</text:p>
      <text:p text:style-name="P5"/>
      <text:p text:style-name="P2">Cordialement,</text:p>
      <text:p text:style-name="P2">________________________</text:p>
      <text:p text:style-name="P2">Benjamin GAYMAY</text:p>
      <text:p text:style-name="P3">Administrateur système chez HEXAGLOBE</text:p>
      <text:p text:style-name="P3">HEXAGLOBE</text:p>
      <text:p text:style-name="P2">benjamin.gaymay@epitech.eu</text:p>
      <text:p text:style-name="P2">Téléphone: 06 66 42 13 3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1:03:38.557291478</meta:creation-date>
    <dc:date>2018-02-11T14:48:08.887779159</dc:date>
    <meta:editing-duration>P2DT48M50S</meta:editing-duration>
    <meta:editing-cycles>11</meta:editing-cycles>
    <meta:generator>LibreOffice/5.2.7.2$Linux_X86_64 LibreOffice_project/20m0$Build-2</meta:generator>
    <meta:document-statistic meta:table-count="0" meta:image-count="0" meta:object-count="0" meta:page-count="1" meta:paragraph-count="14" meta:word-count="102" meta:character-count="719" meta:non-whitespace-character-count="630"/>
  </office:meta>
</office:document-meta>
</file>